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0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38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81cm" svg:x="3.794cm" svg:y="5.572cm">
          <text:p text:style-name="P1">Calculate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921cm" svg:height="2.54cm" svg:x="9.763cm" svg:y="3.413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921cm" svg:height="2.54cm" svg:x="9.763cm" svg:y="6.588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921cm" svg:height="2.54cm" svg:x="9.763cm" svg:y="9.763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81cm" svg:x="14.589cm" svg:y="5.699cm">
          <text:p text:style-name="P1">Output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7cm" svg:y1="6.207cm" svg:x2="3.794cm" svg:y2="6.207cm">
          <text:p/>
        </draw:line>
        <draw:line draw:style-name="gr2" draw:text-style-name="P1" draw:layer="layout" svg:x1="2.27cm" svg:y1="8.747cm" svg:x2="3.794cm" svg:y2="8.747cm">
          <text:p/>
        </draw:line>
        <draw:line draw:style-name="gr2" draw:text-style-name="P1" draw:layer="layout" svg:x1="2.286cm" svg:y1="6.989cm" svg:x2="3.81cm" svg:y2="6.989cm">
          <text:p/>
        </draw:line>
        <draw:line draw:style-name="gr2" draw:text-style-name="P1" draw:layer="layout" svg:x1="2.27cm" svg:y1="7.858cm" svg:x2="3.794cm" svg:y2="7.858cm">
          <text:p/>
        </draw:line>
        <draw:frame draw:style-name="gr3" draw:text-style-name="P2" draw:layer="layout" svg:width="1.143cm" svg:height="0.645cm" svg:x="1.508cm" svg:y="5.816cm">
          <draw:text-box>
            <text:p text:style-name="P2"><text:span text:style-name="T1">x1</text:span></text:p>
          </draw:text-box>
        </draw:frame>
        <draw:frame draw:style-name="gr3" draw:text-style-name="P2" draw:layer="layout" svg:width="1.143cm" svg:height="0.645cm" svg:x="1.508cm" svg:y="6.588cm">
          <draw:text-box>
            <text:p text:style-name="P2"><text:span text:style-name="T1">x2</text:span></text:p>
          </draw:text-box>
        </draw:frame>
        <draw:frame draw:style-name="gr3" draw:text-style-name="P2" draw:layer="layout" svg:width="1.143cm" svg:height="0.645cm" svg:x="1.508cm" svg:y="7.477cm">
          <draw:text-box>
            <text:p text:style-name="P2"><text:span text:style-name="T1">y1</text:span></text:p>
          </draw:text-box>
        </draw:frame>
        <draw:frame draw:style-name="gr3" draw:text-style-name="P2" draw:layer="layout" svg:width="1.143cm" svg:height="0.645cm" svg:x="1.508cm" svg:y="8.356cm">
          <draw:text-box>
            <text:p text:style-name="P2"><text:span text:style-name="T1">y2</text:span></text:p>
          </draw:text-box>
        </draw:frame>
        <draw:line draw:style-name="gr4" draw:text-style-name="P1" xml:id="id1" draw:id="id1" draw:layer="layout" svg:x1="7.477cm" svg:y1="6.08cm" svg:x2="8.493cm" svg:y2="6.08cm">
          <text:p/>
        </draw:line>
        <draw:connector draw:style-name="gr2" draw:text-style-name="P1" draw:layer="layout" svg:x1="8.493cm" svg:y1="6.08cm" svg:x2="9.763cm" svg:y2="4.683cm" draw:start-shape="id1" draw:start-glue-point="1" draw:end-shape="id2" svg:d="M8493 6080h635v-1397h635" svg:viewBox="0 0 1271 1398">
          <text:p/>
        </draw:connector>
        <draw:frame draw:style-name="gr5" draw:text-style-name="P2" draw:layer="layout" svg:width="1.27cm" svg:height="0.657cm" svg:x="7.604cm" svg:y="5.169cm">
          <draw:text-box>
            <text:p text:style-name="P2"><text:span text:style-name="T1">max</text:span></text:p>
          </draw:text-box>
        </draw:frame>
        <draw:line draw:style-name="gr2" draw:text-style-name="P1" draw:layer="layout" svg:x1="7.985cm" svg:y1="3.794cm" svg:x2="9.763cm" svg:y2="3.794cm">
          <text:p/>
        </draw:line>
        <draw:frame draw:style-name="gr5" draw:text-style-name="P2" draw:layer="layout" svg:width="2.032cm" svg:height="0.657cm" svg:x="6.08cm" svg:y="3.391cm">
          <draw:text-box>
            <text:p text:style-name="P2"><text:span text:style-name="T1">get_pixel</text:span></text:p>
          </draw:text-box>
        </draw:frame>
        <draw:line draw:style-name="gr4" draw:text-style-name="P1" xml:id="id3" draw:id="id3" draw:layer="layout" svg:x1="7.477cm" svg:y1="7.858cm" svg:x2="8.493cm" svg:y2="7.858cm">
          <text:p/>
        </draw:line>
        <draw:line draw:style-name="gr4" draw:text-style-name="P1" xml:id="id5" draw:id="id5" draw:layer="layout" svg:x1="7.477cm" svg:y1="8.747cm" svg:x2="8.493cm" svg:y2="8.747cm">
          <text:p/>
        </draw:line>
        <draw:connector draw:style-name="gr2" draw:text-style-name="P1" draw:layer="layout" svg:x1="8.493cm" svg:y1="7.858cm" svg:x2="9.763cm" svg:y2="7.858cm" draw:start-shape="id3" draw:start-glue-point="1" draw:end-shape="id4" draw:end-glue-point="3" svg:d="M8493 7858h1270" svg:viewBox="0 0 1271 1">
          <text:p/>
        </draw:connector>
        <draw:connector draw:style-name="gr2" draw:text-style-name="P1" draw:layer="layout" svg:x1="8.493cm" svg:y1="8.747cm" svg:x2="9.763cm" svg:y2="11.033cm" draw:start-shape="id5" draw:start-glue-point="1" draw:end-shape="id6" draw:end-glue-point="3" svg:d="M8493 8747h635v2286h635" svg:viewBox="0 0 1271 2287">
          <text:p/>
        </draw:connector>
        <draw:frame draw:style-name="gr5" draw:text-style-name="P2" draw:layer="layout" svg:width="1.27cm" svg:height="0.657cm" svg:x="7.604cm" svg:y="7.074cm">
          <draw:text-box>
            <text:p text:style-name="P2"><text:span text:style-name="T1">a</text:span></text:p>
          </draw:text-box>
        </draw:frame>
        <draw:frame draw:style-name="gr5" draw:text-style-name="P2" draw:layer="layout" svg:width="2.032cm" svg:height="1.039cm" svg:x="7.35cm" svg:y="9.613cm">
          <draw:text-box>
            <text:p text:style-name="P2"><text:span text:style-name="T1">pixels_in_group</text:span></text:p>
          </draw:text-box>
        </draw:frame>
        <draw:line draw:style-name="gr4" draw:text-style-name="P1" draw:layer="layout" svg:x1="8.747cm" svg:y1="3.794cm" svg:x2="8.747cm" svg:y2="5.826cm">
          <text:p/>
        </draw:line>
        <draw:line draw:style-name="gr4" draw:text-style-name="P1" draw:layer="layout" svg:x1="8.747cm" svg:y1="6.461cm" svg:x2="8.747cm" svg:y2="7.604cm">
          <text:p/>
        </draw:line>
        <draw:line draw:style-name="gr4" draw:text-style-name="P1" draw:layer="layout" svg:x1="8.747cm" svg:y1="8.112cm" svg:x2="8.747cm" svg:y2="8.493cm">
          <text:p/>
        </draw:line>
        <draw:path draw:style-name="gr4" draw:text-style-name="P1" draw:layer="layout" svg:width="0.641cm" svg:height="0.553cm" draw:transform="rotate (-2.15879775179179) translate (9.19484595403541cm 6.11822985150266cm)" svg:viewBox="0 0 642 554" svg:d="M0 554l465-10 177-375-69-169">
          <text:p/>
        </draw:path>
        <draw:path draw:style-name="gr4" draw:text-style-name="P1" draw:layer="layout" svg:width="0.413cm" svg:height="0.378cm" draw:transform="rotate (-2.2148228207808) translate (9.00092224073599cm 7.82044045181888cm)" svg:viewBox="0 0 414 379" svg:d="M0 379l414-43-29-336">
          <text:p/>
        </draw:path>
        <draw:line draw:style-name="gr2" draw:text-style-name="P1" draw:layer="layout" svg:x1="8.747cm" svg:y1="7.096cm" svg:x2="9.763cm" svg:y2="7.096cm">
          <text:p/>
        </draw:line>
        <draw:line draw:style-name="gr4" draw:text-style-name="P1" draw:layer="layout" svg:x1="8.747cm" svg:y1="8.493cm" svg:x2="9.382cm" svg:y2="8.493cm">
          <text:p/>
        </draw:line>
        <draw:line draw:style-name="gr4" draw:text-style-name="P1" draw:layer="layout" svg:x1="9.382cm" svg:y1="8.493cm" svg:x2="9.382cm" svg:y2="9.89cm">
          <text:p/>
        </draw:line>
        <draw:line draw:style-name="gr2" draw:text-style-name="P1" draw:layer="layout" svg:x1="9.382cm" svg:y1="9.89cm" svg:x2="9.89cm" svg:y2="9.89cm">
          <text:p/>
        </draw:line>
        <draw:custom-shape draw:style-name="gr6" draw:text-style-name="P1" draw:layer="layout" svg:width="0.635cm" svg:height="0.508cm" draw:transform="rotate (-1.5707963267949) translate (10.271cm 5.19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635cm" svg:height="0.508cm" draw:transform="rotate (-1.5707963267949) translate (10.271cm 8.36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635cm" svg:height="0.508cm" draw:transform="rotate (-1.5707963267949) translate (10.271cm 11.54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635cm" svg:height="0.508cm" draw:transform="rotate (-1.5707963267949) translate (15.097cm 8.49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254cm" svg:height="0.254cm" svg:x="11.16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1.287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1.414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32cm" svg:height="0.657cm" svg:x="8.874cm" svg:y="5.169cm">
          <draw:text-box>
            <text:p text:style-name="P2"><text:span text:style-name="T1">Clk</text:span></text:p>
          </draw:text-box>
        </draw:frame>
        <draw:frame draw:style-name="gr5" draw:text-style-name="P2" draw:layer="layout" svg:width="2.032cm" svg:height="0.657cm" svg:x="9.001cm" svg:y="8.344cm">
          <draw:text-box>
            <text:p text:style-name="P2"><text:span text:style-name="T1">Clk</text:span></text:p>
          </draw:text-box>
        </draw:frame>
        <draw:frame draw:style-name="gr5" draw:text-style-name="P2" draw:layer="layout" svg:width="2.032cm" svg:height="0.657cm" svg:x="9.001cm" svg:y="11.541cm">
          <draw:text-box>
            <text:p text:style-name="P2"><text:span text:style-name="T1">Clk</text:span></text:p>
          </draw:text-box>
        </draw:frame>
        <draw:frame draw:style-name="gr5" draw:text-style-name="P2" draw:layer="layout" svg:width="1.397cm" svg:height="0.657cm" svg:x="11.287cm" svg:y="5.826cm">
          <draw:text-box>
            <text:p text:style-name="P2"><text:span text:style-name="T1">reset</text:span></text:p>
          </draw:text-box>
        </draw:frame>
        <draw:frame draw:style-name="gr5" draw:text-style-name="P2" draw:layer="layout" svg:width="1.397cm" svg:height="0.657cm" svg:x="11.414cm" svg:y="9.001cm">
          <draw:text-box>
            <text:p text:style-name="P2"><text:span text:style-name="T1">reset</text:span></text:p>
          </draw:text-box>
        </draw:frame>
        <draw:frame draw:style-name="gr5" draw:text-style-name="P2" draw:layer="layout" svg:width="1.397cm" svg:height="0.657cm" svg:x="11.541cm" svg:y="12.176cm">
          <draw:text-box>
            <text:p text:style-name="P2"><text:span text:style-name="T1">reset</text:span></text:p>
          </draw:text-box>
        </draw:frame>
        <draw:line draw:style-name="gr2" draw:text-style-name="P1" draw:layer="layout" svg:x1="15.732cm" svg:y1="3.032cm" svg:x2="15.696cm" svg:y2="5.751cm">
          <text:p/>
        </draw:line>
        <draw:frame draw:style-name="gr5" draw:text-style-name="P2" draw:layer="layout" svg:width="2.032cm" svg:height="0.657cm" svg:x="14.716cm" svg:y="2.397cm">
          <draw:text-box>
            <text:p text:style-name="P2"><text:span text:style-name="T1">calculate</text:span></text:p>
          </draw:text-box>
        </draw:frame>
        <draw:line draw:style-name="gr4" draw:text-style-name="P1" draw:layer="layout" svg:x1="8.747cm" svg:y1="3.794cm" svg:x2="8.747cm" svg:y2="2.905cm">
          <text:p/>
        </draw:line>
        <draw:line draw:style-name="gr4" draw:text-style-name="P1" draw:layer="layout" svg:x1="8.747cm" svg:y1="2.905cm" svg:x2="14.589cm" svg:y2="2.905cm">
          <text:p/>
        </draw:line>
        <draw:line draw:style-name="gr2" draw:text-style-name="P1" draw:layer="layout" svg:x1="14.589cm" svg:y1="2.905cm" svg:x2="14.716cm" svg:y2="5.699cm">
          <text:p/>
        </draw:line>
        <draw:line draw:style-name="gr4" draw:text-style-name="P1" draw:layer="layout" svg:x1="12.684cm" svg:y1="4.556cm" svg:x2="13.446cm" svg:y2="4.556cm">
          <text:p/>
        </draw:line>
        <draw:line draw:style-name="gr4" draw:text-style-name="P1" draw:layer="layout" svg:x1="13.446cm" svg:y1="4.556cm" svg:x2="13.446cm" svg:y2="6.461cm">
          <text:p/>
        </draw:line>
        <draw:line draw:style-name="gr2" draw:text-style-name="P1" draw:layer="layout" svg:x1="13.446cm" svg:y1="6.461cm" svg:x2="14.589cm" svg:y2="6.461cm">
          <text:p/>
        </draw:line>
        <draw:line draw:style-name="gr2" draw:text-style-name="P1" draw:layer="layout" svg:x1="12.684cm" svg:y1="7.985cm" svg:x2="14.716cm" svg:y2="7.985cm">
          <text:p/>
        </draw:line>
        <draw:frame draw:style-name="gr5" draw:text-style-name="P2" draw:layer="layout" svg:width="2.032cm" svg:height="0.657cm" svg:x="13.319cm" svg:y="5.572cm">
          <draw:text-box>
            <text:p text:style-name="P2"><text:span text:style-name="T1">roll</text:span></text:p>
          </draw:text-box>
        </draw:frame>
        <draw:frame draw:style-name="gr5" draw:text-style-name="P2" draw:layer="layout" svg:width="2.032cm" svg:height="0.657cm" svg:x="12.557cm" svg:y="7.328cm">
          <draw:text-box>
            <text:p text:style-name="P2"><text:span text:style-name="T1">roll2</text:span></text:p>
          </draw:text-box>
        </draw:frame>
        <draw:frame draw:style-name="gr5" draw:text-style-name="P2" draw:layer="layout" svg:width="2.032cm" svg:height="0.657cm" svg:x="12.557cm" svg:y="10.376cm">
          <draw:text-box>
            <text:p text:style-name="P2"><text:span text:style-name="T1">roll3</text:span></text:p>
          </draw:text-box>
        </draw:frame>
        <draw:line draw:style-name="gr2" draw:text-style-name="P1" draw:layer="layout" svg:x1="17.774cm" svg:y1="4.18cm" svg:x2="17.794cm" svg:y2="5.704cm">
          <text:p/>
        </draw:line>
        <draw:line draw:style-name="gr2" draw:text-style-name="P1" draw:layer="layout" svg:x1="15.234cm" svg:y1="4.214cm" svg:x2="15.254cm" svg:y2="5.738cm">
          <text:p/>
        </draw:line>
        <draw:line draw:style-name="gr2" draw:text-style-name="P1" draw:layer="layout" svg:x1="16.992cm" svg:y1="4.206cm" svg:x2="17.012cm" svg:y2="5.73cm">
          <text:p/>
        </draw:line>
        <draw:line draw:style-name="gr2" draw:text-style-name="P1" draw:layer="layout" svg:x1="16.123cm" svg:y1="4.202cm" svg:x2="16.143cm" svg:y2="5.726cm">
          <text:p/>
        </draw:line>
        <draw:frame draw:style-name="gr3" draw:text-style-name="P2" draw:layer="layout" svg:width="1.143cm" svg:height="0.645cm" draw:transform="rotate (-1.55735729155454) translate (18.154cm 3.413cm)">
          <draw:text-box>
            <text:p text:style-name="P2"><text:span text:style-name="T1">x1</text:span></text:p>
          </draw:text-box>
        </draw:frame>
        <draw:frame draw:style-name="gr3" draw:text-style-name="P2" draw:layer="layout" svg:width="1.143cm" svg:height="0.645cm" draw:transform="rotate (-1.55735729155454) translate (17.382cm 3.423cm)">
          <draw:text-box>
            <text:p text:style-name="P2"><text:span text:style-name="T1">x2</text:span></text:p>
          </draw:text-box>
        </draw:frame>
        <draw:frame draw:style-name="gr3" draw:text-style-name="P2" draw:layer="layout" svg:width="1.143cm" svg:height="0.645cm" draw:transform="rotate (-1.55735729155454) translate (16.479cm 3.531cm)">
          <draw:text-box>
            <text:p text:style-name="P2"><text:span text:style-name="T1">y1</text:span></text:p>
          </draw:text-box>
        </draw:frame>
        <draw:frame draw:style-name="gr7" draw:text-style-name="P2" draw:layer="layout" svg:width="1.143cm" svg:height="0.645cm" draw:transform="rotate (-1.55735729155454) translate (15.615cm 3.447cm)">
          <draw:text-box>
            <text:p text:style-name="P2"><text:span text:style-name="T1">y2</text:span></text:p>
          </draw:text-box>
        </draw:frame>
        <draw:line draw:style-name="gr4" draw:text-style-name="P1" draw:layer="layout" svg:x1="12.684cm" svg:y1="11.033cm" svg:x2="15.097cm" svg:y2="11.033cm">
          <text:p/>
        </draw:line>
        <draw:line draw:style-name="gr2" draw:text-style-name="P1" draw:layer="layout" svg:x1="15.097cm" svg:y1="11.033cm" svg:x2="15.097cm" svg:y2="9.509cm">
          <text:p/>
        </draw:line>
        <draw:line draw:style-name="gr4" draw:text-style-name="P1" draw:layer="layout" svg:x1="6.588cm" svg:y1="9.382cm" svg:x2="6.715cm" svg:y2="13.446cm">
          <text:p/>
        </draw:line>
        <draw:line draw:style-name="gr4" draw:text-style-name="P1" draw:layer="layout" svg:x1="5.826cm" svg:y1="9.382cm" svg:x2="5.953cm" svg:y2="13.954cm">
          <text:p/>
        </draw:line>
        <draw:line draw:style-name="gr4" draw:text-style-name="P1" draw:layer="layout" svg:x1="4.937cm" svg:y1="9.382cm" svg:x2="5.064cm" svg:y2="14.716cm">
          <text:p/>
        </draw:line>
        <draw:line draw:style-name="gr4" draw:text-style-name="P1" draw:layer="layout" svg:x1="5.064cm" svg:y1="14.716cm" svg:x2="18.018cm" svg:y2="14.716cm">
          <text:p/>
        </draw:line>
        <draw:line draw:style-name="gr4" draw:text-style-name="P1" draw:layer="layout" svg:x1="5.953cm" svg:y1="13.954cm" svg:x2="17.002cm" svg:y2="13.954cm">
          <text:p/>
        </draw:line>
        <draw:line draw:style-name="gr4" draw:text-style-name="P1" draw:layer="layout" svg:x1="6.715cm" svg:y1="13.446cm" svg:x2="15.986cm" svg:y2="13.446cm">
          <text:p/>
        </draw:line>
        <draw:line draw:style-name="gr2" draw:text-style-name="P1" draw:layer="layout" svg:x1="15.986cm" svg:y1="13.446cm" svg:x2="15.859cm" svg:y2="9.509cm">
          <text:p/>
        </draw:line>
        <draw:line draw:style-name="gr2" draw:text-style-name="P1" draw:layer="layout" svg:x1="17.002cm" svg:y1="13.954cm" svg:x2="16.875cm" svg:y2="9.509cm">
          <text:p/>
        </draw:line>
        <draw:line draw:style-name="gr2" draw:text-style-name="P1" draw:layer="layout" svg:x1="18.018cm" svg:y1="14.716cm" svg:x2="17.764cm" svg:y2="9.509cm">
          <text:p/>
        </draw:line>
        <draw:frame draw:style-name="gr5" draw:text-style-name="P2" draw:layer="layout" svg:width="2.032cm" svg:height="0.657cm" svg:x="7.35cm" svg:y="12.811cm">
          <draw:text-box>
            <text:p text:style-name="P2"><text:span text:style-name="T1">max</text:span></text:p>
          </draw:text-box>
        </draw:frame>
        <draw:frame draw:style-name="gr5" draw:text-style-name="P2" draw:layer="layout" svg:width="2.032cm" svg:height="0.657cm" svg:x="7.061cm" svg:y="13.462cm">
          <draw:text-box>
            <text:p text:style-name="P2"><text:span text:style-name="T1">delta_x</text:span></text:p>
          </draw:text-box>
        </draw:frame>
        <draw:frame draw:style-name="gr5" draw:text-style-name="P2" draw:layer="layout" svg:width="2.032cm" svg:height="0.657cm" svg:x="6.969cm" svg:y="14.186cm">
          <draw:text-box>
            <text:p text:style-name="P2"><text:span text:style-name="T1">delta_y</text:span></text:p>
          </draw:text-box>
        </draw:frame>
        <draw:line draw:style-name="gr2" draw:text-style-name="P1" draw:layer="layout" svg:x1="18.272cm" svg:y1="6.715cm" svg:x2="19.669cm" svg:y2="6.715cm">
          <text:p/>
        </draw:line>
        <draw:line draw:style-name="gr2" draw:text-style-name="P1" draw:layer="layout" svg:x1="18.272cm" svg:y1="7.477cm" svg:x2="19.669cm" svg:y2="7.477cm">
          <text:p/>
        </draw:line>
        <draw:frame draw:style-name="gr5" draw:text-style-name="P2" draw:layer="layout" svg:width="2.032cm" svg:height="0.657cm" svg:x="19.415cm" svg:y="6.439cm">
          <draw:text-box>
            <text:p text:style-name="P2"><text:span text:style-name="T1">x_o</text:span></text:p>
          </draw:text-box>
        </draw:frame>
        <draw:frame draw:style-name="gr5" draw:text-style-name="P2" draw:layer="layout" svg:width="2.032cm" svg:height="0.657cm" svg:x="19.415cm" svg:y="7.074cm">
          <draw:text-box>
            <text:p text:style-name="P2"><text:span text:style-name="T1">y_o</text:span></text:p>
          </draw:text-box>
        </draw:frame>
        <draw:frame draw:style-name="gr5" draw:text-style-name="P2" draw:layer="layout" svg:width="2.032cm" svg:height="0.657cm" svg:x="13.7cm" svg:y="8.493cm">
          <draw:text-box>
            <text:p text:style-name="P2"><text:span text:style-name="T1">Clk</text:span></text:p>
          </draw:text-box>
        </draw:frame>
        <draw:frame draw:style-name="gr3" draw:text-style-name="P3" draw:layer="layout" svg:width="1.143cm" svg:height="1.039cm" svg:x="2.143cm" svg:y="5.93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2.143cm" svg:y="6.715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2.143cm" svg:y="7.581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2.143cm" svg:y="8.47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9.001cm" svg:y="13.169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9.89cm" svg:y="13.677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8.874cm" svg:y="14.462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7.223cm" svg:y="5.826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7.477cm" svg:y="7.581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7.604cm" svg:y="8.47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18.399cm" svg:y="6.438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svg:x="18.018cm" svg:y="7.223cm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draw:transform="rotate (-1.5707963267949) translate (18.168cm 4.175cm)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draw:transform="rotate (-1.5707963267949) translate (17.383cm 4.175cm)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draw:transform="rotate (-1.5707963267949) translate (16.494cm 4.175cm)">
          <draw:text-box>
            <text:p text:style-name="P3"><text:span text:style-name="T1">/</text:span></text:p>
            <text:p text:style-name="P3"><text:span text:style-name="T1">16</text:span></text:p>
          </draw:text-box>
        </draw:frame>
        <draw:frame draw:style-name="gr3" draw:text-style-name="P3" draw:layer="layout" svg:width="1.143cm" svg:height="1.039cm" draw:transform="rotate (-1.5707963267949) translate (15.628cm 4.302cm)">
          <draw:text-box>
            <text:p text:style-name="P3"><text:span text:style-name="T1">/</text:span></text:p>
            <text:p text:style-name="P3"><text:span text:style-name="T1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5-01T12:41:52.551200050</meta:creation-date>
    <dc:date>2016-05-01T13:31:09.535747909</dc:date>
    <dc:creator>Mentor Graphics</dc:creator>
    <meta:editing-duration>PT3M46S</meta:editing-duration>
    <meta:editing-cycles>1</meta:editing-cycles>
    <meta:document-statistic meta:object-count="101"/>
    <meta:generator>LibreOffice/4.2.8.2$Linux_X86_64 LibreOffice_project/420$Build-2</meta:generator>
  </office:meta>
</office:document-meta>
</file>